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7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18pt" fo:letter-spacing="normal" fo:language="es" fo:country="ES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image text:level="1" xlink:href="Pictures/1000093F0000018900000189D569E708A04B56AC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figuración de Virtual Hosting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Configuración del virtualhost 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14.788cm" svg:height="9.032cm" svg:x="2.328cm" svg:y="4.18cm">
          <draw:text-box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4">Cada sitio web tendrá nombres distintos.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4">Cada sitio web compartirán la misma dirección IP y el mismo puerto (80).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Configuración del virtualhost </text:span></text:p>
          </draw:text-box>
        </draw:frame>
        <draw:frame draw:name="Shape 91" draw:style-name="gr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5" draw:text-style-name="P5" draw:layer="layout" svg:width="14.788cm" svg:height="9.362cm" svg:x="2.2cm" svg:y="3.83cm">
          <draw:text-box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4">apache1.openwebinars.net (/var/www/apache1)</text:span></text:p>
                <text:p text:style-name="P6"><text:span text:style-name="T4"/></text:p>
              </text:list-item>
              <text:list-item>
                <text:p text:style-name="P6"><text:span text:style-name="T4">apache1.openwebinars.net (/var/www/apache2)</text:span></text:p>
              </text:list-item>
            </text:list>
            <text:p text:style-name="P6"><text:span text:style-name="T4"/></text:p>
            <text:p text:style-name="P6"><text:span text:style-name="T4"/></text:p>
            <text:list text:style-name="L2">
              <text:list-header>
                <text:p text:style-name="P6"><text:span text:style-name="T4"/></text:p>
              </text:list-header>
            </text:list>
            <text:list text:style-name="L4">
              <text:list-item>
                <text:p text:style-name="P6"><text:span text:style-name="T4"/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Creamos ficheros de configuración</text:span></text:p>
          </draw:text-box>
        </draw:frame>
        <draw:frame draw:name="Shape 80" presentation:style-name="pr3" draw:text-style-name="P9" draw:layer="layout" svg:width="20.872cm" svg:height="4.2cm" svg:x="3.228cm" svg:y="4.2cm" presentation:class="outline" presentation:user-transformed="true">
          <draw:text-box>
            <text:p text:style-name="P7"><text:span text:style-name="T5"><text:s/></text:span><text:span text:style-name="T5">cd /etc/apache2/sites-available</text:span></text:p>
            <text:p text:style-name="P7"><text:span text:style-name="T5"><text:s/></text:span><text:span text:style-name="T5">cp 000-default.conf apache1.conf</text:span></text:p>
            <text:p text:style-name="P7"><text:span text:style-name="T5"><text:s/></text:span><text:span text:style-name="T5">cp 000-default.conf apache2.conf</text:span></text:p>
            <text:p text:style-name="P7"><text:span text:style-name="T5"/></text:p>
            <text:p text:style-name="P8"><text:span text:style-name="T5"/></text:p>
            <text:p text:style-name="P8"><text:span text:style-name="T6"/></text:p>
          </draw:text-box>
        </draw:frame>
        <draw:frame draw:name="Shape 79" presentation:style-name="pr1" draw:text-style-name="P4" draw:layer="layout" svg:width="19.271cm" svg:height="1.348cm" svg:x="2.33cm" svg:y="8.082cm" presentation:class="title" presentation:user-transformed="true">
          <draw:text-box>
            <text:p text:style-name="P1"><text:span text:style-name="T3">Modificamos ficheros de configuración</text:span></text:p>
          </draw:text-box>
        </draw:frame>
        <draw:frame draw:name="Shape 80" presentation:style-name="pr4" draw:text-style-name="P9" draw:layer="layout" svg:width="20.872cm" svg:height="4.2cm" svg:x="3.229cm" svg:y="9.8cm" presentation:class="outline" presentation:user-transformed="true">
          <draw:text-box>
            <text:p text:style-name="P7"><text:span text:style-name="T5">DocumentRoot, ServerName</text:span></text:p>
            <text:p text:style-name="P7"><text:span text:style-name="T5">ErrorLog,CustomLog</text:span></text:p>
            <text:p text:style-name="P7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Activamos la configuración</text:span></text:p>
          </draw:text-box>
        </draw:frame>
        <draw:frame draw:name="Shape 80" presentation:style-name="pr5" draw:text-style-name="P9" draw:layer="layout" svg:width="20.872cm" svg:height="4.2cm" svg:x="3.228cm" svg:y="4.2cm" presentation:class="outline" presentation:user-transformed="true">
          <draw:text-box>
            <text:p text:style-name="P7"><text:span text:style-name="T5"><text:s/></text:span><text:span text:style-name="T5">a2ensite apache1</text:span></text:p>
            <text:p text:style-name="P7"><text:span text:style-name="T5"><text:s/></text:span><text:span text:style-name="T5">a2ensite apache2</text:span></text:p>
            <text:p text:style-name="P7"><text:span text:style-name="T5"/></text:p>
            <text:p text:style-name="P8"><text:span text:style-name="T5"/></text:p>
            <text:p text:style-name="P8"><text:span text:style-name="T6"/></text:p>
          </draw:text-box>
        </draw:frame>
        <draw:frame draw:name="Shape 79" presentation:style-name="pr1" draw:text-style-name="P4" draw:layer="layout" svg:width="19.271cm" svg:height="1.348cm" svg:x="2.33cm" svg:y="8.082cm" presentation:class="title" presentation:user-transformed="true">
          <draw:text-box>
            <text:p text:style-name="P1"><text:span text:style-name="T3">Creamos los DocumentRoot y le damos propietarios adecuados</text:span></text:p>
          </draw:text-box>
        </draw:frame>
        <draw:frame draw:name="Shape 80" presentation:style-name="pr6" draw:text-style-name="P9" draw:layer="layout" svg:width="20.872cm" svg:height="4.2cm" svg:x="1.829cm" svg:y="9.8cm" presentation:class="outline" presentation:user-transformed="true">
          <draw:text-box>
            <text:p text:style-name="P7"><text:span text:style-name="T5"># chown -R www-data:www-data /var/www/apache1</text:span></text:p>
            <text:p text:style-name="P7"><text:span text:style-name="T5"># chown -R www-data:www-data /var/www/apache2</text:span></text:p>
            <text:p text:style-name="P7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9.271cm" svg:height="1.348cm" svg:x="2.329cm" svg:y="2.482cm" presentation:class="title" presentation:user-transformed="true">
          <draw:text-box>
            <text:p text:style-name="P1"><text:span text:style-name="T3">Ejemplo: apache1.conf</text:span></text:p>
          </draw:text-box>
        </draw:frame>
        <draw:frame draw:name="Shape 80" presentation:style-name="pr7" draw:text-style-name="P9" draw:layer="layout" svg:width="24.972cm" svg:height="4.2cm" svg:x="0.428cm" svg:y="4.2cm" presentation:class="outline" presentation:user-transformed="true">
          <draw:text-box>
            <text:p text:style-name="P7"><text:span text:style-name="T5"><text:s/></text:span><text:span text:style-name="T7">&lt;VirtualHost *:80&gt;</text:span></text:p>
            <text:p text:style-name="P7"><text:span text:style-name="T7"><text:s text:c="8"/></text:span><text:span text:style-name="T7">ServerName apache1.openwebinars.net</text:span></text:p>
            <text:p text:style-name="P7"><text:span text:style-name="T7"><text:s text:c="8"/></text:span><text:span text:style-name="T7">ServerAdmin webmaster@localhost</text:span></text:p>
            <text:p text:style-name="P7"><text:span text:style-name="T7"><text:s text:c="8"/></text:span><text:span text:style-name="T7">DocumentRoot /var/www/html/apache1</text:span></text:p>
            <text:p text:style-name="P7"><text:span text:style-name="T7"><text:s text:c="8"/></text:span><text:span text:style-name="T7">ErrorLog ${APACHE_LOG_DIR}/error_apache1.log</text:span></text:p>
            <text:p text:style-name="P7"><text:span text:style-name="T7"><text:s text:c="8"/></text:span><text:span text:style-name="T7">CustomLog ${APACHE_LOG_DIR}/access_apache1.log combined</text:span></text:p>
            <text:p text:style-name="P7"><text:span text:style-name="T7">&lt;/VirtualHost&gt;</text:span></text:p>
            <text:p text:style-name="P7"><text:span text:style-name="T5"/></text:p>
            <text:p text:style-name="P7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6:04.439997596</dc:date>
    <meta:editing-duration>PT21M27S</meta:editing-duration>
    <meta:editing-cycles>6</meta:editing-cycles>
    <meta:document-statistic meta:object-count="81"/>
  </office:meta>
</office:document-meta>
</file>